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38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number-columns-repeated="20" table:default-cell-style-name="ce2"/>
        <table:table-column table:style-name="co3" table:number-columns-repeated="998" table:default-cell-style-name="ce2"/>
        <table:table-row table:style-name="ro1">
          <table:table-cell table:style-name="ce1" office:value-type="string" calcext:value-type="string">
            <text:p>quantità</text:p>
          </table:table-cell>
          <table:table-cell table:style-name="ce1"/>
          <table:table-cell table:style-name="ce4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823KARACTU/399-7093-1-ND/3439529</text:p>
          </table:table-cell>
          <table:table-cell table:style-name="ce4"/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murata-electronics-north-america/GRM31CR71A475KA01L/490-1805-1-ND/587363</text:p>
          </table:table-cell>
          <table:table-cell table:style-name="ce4"/>
          <table:table-cell table:style-name="ce1" table:number-columns-repeated="2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http://www.digikey.it/product-detail/it/kemet/C1206C104K5RAC7867/399-1249-1-ND/411524</text:p>
          </table:table-cell>
          <table:table-cell table:style-name="ce4" table:number-columns-repeated="2"/>
          <table:table-cell table:style-name="ce1"/>
          <table:table-cell table:style-name="ce3" table:number-columns-repeated="21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KRX7R9BB822/311-1211-1-ND/372924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275K3PACTU/399-3139-1-ND/551644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KRX7R9BB222/311-1171-1-ND/30308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samsung-electro-mechanics-america-inc/CL31B155KOFNNNE/1276-3115-1-ND/389120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JRNPO9BN680/311-1160-1-ND/303070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395K4RACTU/399-4947-1-ND/1090942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JRNPO9BN390/311-1157-1-ND/30306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tdk-corporation/C3216X7R2A334K130AA/445-4464-1-ND/2042260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KRX7R9BB333/311-1177-1-ND/30308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682K5RACTU/399-1232-1-ND/41150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3"/>
          <table:table-cell table:style-name="ce4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yageo/CC1206KRX7R9BB681/311-1169-1-ND/303079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125K3RACTU/399-3501-1-ND/754794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kemet/C1206C220K5GACTU/399-8165-1-ND/3471888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tdk-corporation/C3216X7R1E105K085AA/445-1592-1-ND/60322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samsung-electro-mechanics-america-inc/CL31B474KACWPNC/1276-6732-1-ND/596159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stackpole-electronics-inc/RMCF1206FT18K0/RMCF1206FT18K0CT-ND/5049855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panasonic-electronic-components/ERJ-8ENF9100V/P910FCT-ND/174663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panasonic-electronic-components/ERJ-8ENF10R0V/P10.0FCT-ND/89026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stackpole-electronics-inc/RMCF1206FT15K0/RMCF1206FT15K0CT-ND/1942710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panasonic-electronic-components/ERJ-8ENF3900V/P390FCT-ND/174659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stackpole-electronics-inc/RMCF1206FT330R/RMCF1206FT330RCT-ND/1942662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stackpole-electronics-inc/RMCF1206FT470R/RMCF1206FT470RCT-ND/1942666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http://www.digikey.it/product-detail/it/panasonic-electronic-components/ERJ-8ENF1801V/P1.80KFCT-ND/174655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panasonic-electronic-components/ERJ-8ENF2200V/P220FCT-ND/1746561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stackpole-electronics-inc/RMCF1206FT2K20/RMCF1206FT2K20CT-ND/2418683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http://www.digikey.it/product-detail/it/panasonic-electronic-components/ERJ-8ENF1201V/P1.20KFCT-ND/1746547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ttp://www.digikey.it/product-detail/it/texas-instruments/LM833P/296-27907-5-ND/2426174</text:p>
          </table:table-cell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 table:number-rows-repeated="3">
          <table:table-cell table:style-name="ce3"/>
          <table:table-cell table:style-name="ce4" table:number-columns-repeated="3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 table:number-rows-repeated="6">
          <table:table-cell table:style-name="ce3"/>
          <table:table-cell table:style-name="ce4" table:number-columns-repeated="5"/>
          <table:table-cell table:style-name="ce3" table:number-columns-repeated="20"/>
          <table:table-cell table:number-columns-repeated="998"/>
        </table:table-row>
        <table:table-row table:style-name="ro1" table:number-rows-repeated="4">
          <table:table-cell table:style-name="ce3"/>
          <table:table-cell table:style-name="ce1" table:number-columns-repeated="2"/>
          <table:table-cell table:style-name="ce3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4"/>
          <table:table-cell table:style-name="ce3" table:number-columns-repeated="20"/>
          <table:table-cell table:number-columns-repeated="998"/>
        </table:table-row>
        <table:table-row table:style-name="ro1" table:number-rows-repeated="2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20"/>
          <table:table-cell table:number-columns-repeated="998"/>
        </table:table-row>
        <table:table-row table:style-name="ro1" table:number-rows-repeated="952">
          <table:table-cell table:style-name="ce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2:36:28.935779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2-18T22:40:36.640926212</dc:date>
    <meta:editing-duration>PT4M7S</meta:editing-duration>
    <meta:editing-cycles>2</meta:editing-cycles>
    <meta:document-statistic meta:table-count="1" meta:cell-count="61" meta:object-count="0"/>
  </office:meta>
</office:document-meta>
</file>